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G" style:family="table-column">
      <style:table-column-properties style:column-width="0.9563in" style:rel-column-width="9363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G2" style:family="table-cell">
      <style:table-cell-properties fo:padding="0.0382in" fo:border-left="0.05pt solid #000000" fo:border-right="0.05pt solid #000000" fo:border-top="none" fo:border-bottom="none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4977" officeooo:paragraph-rsid="001ef7da" fo:background-color="transparent"/>
    </style:style>
    <style:style style:name="P2" style:family="paragraph" style:parent-style-name="Standard">
      <style:text-properties officeooo:rsid="00204977" officeooo:paragraph-rsid="00259a88" fo:background-color="transparent"/>
    </style:style>
    <style:style style:name="P3" style:family="paragraph" style:parent-style-name="Standard">
      <style:text-properties officeooo:rsid="00259a88" officeooo:paragraph-rsid="00259a88" fo:background-color="transparent"/>
    </style:style>
    <style:style style:name="P4" style:family="paragraph" style:parent-style-name="Standard">
      <style:text-properties officeooo:rsid="00259a88" officeooo:paragraph-rsid="00260514" fo:background-color="transparent"/>
    </style:style>
    <style:style style:name="P5" style:family="paragraph" style:parent-style-name="Standard">
      <style:text-properties officeooo:rsid="00260514" officeooo:paragraph-rsid="00260514" fo:background-color="transparent"/>
    </style:style>
    <style:style style:name="P6" style:family="paragraph" style:parent-style-name="Standard">
      <style:text-properties officeooo:rsid="002798d7" officeooo:paragraph-rsid="002798d7" fo:background-color="transparent"/>
    </style:style>
    <style:style style:name="P7" style:family="paragraph" style:parent-style-name="Standard">
      <style:text-properties officeooo:rsid="002a7875" officeooo:paragraph-rsid="002a7875" fo:background-color="transparent"/>
    </style:style>
    <style:style style:name="P8" style:family="paragraph" style:parent-style-name="Standard">
      <style:text-properties officeooo:rsid="00260514" officeooo:paragraph-rsid="00260514" fo:background-color="#fff200"/>
    </style:style>
    <style:style style:name="P9" style:family="paragraph" style:parent-style-name="Standard">
      <style:text-properties officeooo:rsid="00259a88" officeooo:paragraph-rsid="00259a88" fo:background-color="#66ffff"/>
    </style:style>
    <style:style style:name="P10" style:family="paragraph" style:parent-style-name="Standard">
      <style:text-properties officeooo:rsid="00204977" officeooo:paragraph-rsid="00259a88" fo:background-color="#ccff00"/>
    </style:style>
    <style:style style:name="P11" style:family="paragraph" style:parent-style-name="Standard">
      <style:text-properties fo:font-weight="bold" officeooo:rsid="002a7875" officeooo:paragraph-rsid="002a7875" fo:background-color="transparent" style:font-weight-asian="bold" style:font-weight-complex="bold"/>
    </style:style>
    <style:style style:name="P12" style:family="paragraph" style:parent-style-name="Standard">
      <style:text-properties fo:font-weight="bold" officeooo:rsid="00259a88" officeooo:paragraph-rsid="00259a88" fo:background-color="transparent" style:font-weight-asian="bold" style:font-weight-complex="bold"/>
    </style:style>
    <style:style style:name="P13" style:family="paragraph" style:parent-style-name="Standard">
      <style:text-properties fo:font-weight="normal" officeooo:rsid="002a7875" officeooo:paragraph-rsid="002a7875" fo:background-color="transparent" style:font-weight-asian="normal" style:font-weight-complex="normal"/>
    </style:style>
    <style:style style:name="P14" style:family="paragraph" style:parent-style-name="Standard">
      <style:text-properties fo:font-weight="normal" officeooo:rsid="002c11ac" officeooo:paragraph-rsid="002c11ac" fo:background-color="transparent" style:font-weight-asian="normal" style:font-weight-complex="normal"/>
    </style:style>
    <style:style style:name="P15" style:family="paragraph" style:parent-style-name="Standard">
      <style:text-properties fo:font-weight="normal" officeooo:rsid="002c11ac" officeooo:paragraph-rsid="002d2f5d" fo:background-color="transparent" style:font-weight-asian="normal" style:font-weight-complex="normal"/>
    </style:style>
    <style:style style:name="P16" style:family="paragraph" style:parent-style-name="Standard">
      <style:text-properties fo:font-weight="normal" officeooo:rsid="002d2f5d" officeooo:paragraph-rsid="002d2f5d" fo:background-color="transparent" style:font-weight-asian="normal" style:font-weight-complex="normal"/>
    </style:style>
    <style:style style:name="P17" style:family="paragraph" style:parent-style-name="Standard">
      <style:text-properties fo:font-weight="normal" officeooo:rsid="002db486" officeooo:paragraph-rsid="002db486" fo:background-color="transparent" style:font-weight-asian="normal" style:font-weight-complex="normal"/>
    </style:style>
    <style:style style:name="P18" style:family="paragraph" style:parent-style-name="Standard">
      <style:text-properties fo:font-weight="normal" officeooo:rsid="003075bc" officeooo:paragraph-rsid="003075bc" fo:background-color="transparent" style:font-weight-asian="normal" style:font-weight-complex="normal"/>
    </style:style>
    <style:style style:name="P19" style:family="paragraph" style:parent-style-name="Standard">
      <style:text-properties fo:font-weight="normal" officeooo:rsid="0030e884" officeooo:paragraph-rsid="0030e884" fo:background-color="transparent" style:font-weight-asian="normal" style:font-weight-complex="normal"/>
    </style:style>
    <style:style style:name="P20" style:family="paragraph" style:parent-style-name="Standard">
      <style:text-properties fo:font-weight="normal" officeooo:rsid="002d2f5d" officeooo:paragraph-rsid="002d2f5d" fo:background-color="#ffff00" style:font-weight-asian="normal" style:font-weight-complex="normal"/>
    </style:style>
    <style:style style:name="P21" style:family="paragraph" style:parent-style-name="Table_20_Contents">
      <style:text-properties officeooo:rsid="002d2f5d" officeooo:paragraph-rsid="002d2f5d" fo:background-color="#ccff00"/>
    </style:style>
    <style:style style:name="P22" style:family="paragraph" style:parent-style-name="Table_20_Contents">
      <style:text-properties officeooo:rsid="002d2f5d" officeooo:paragraph-rsid="002d2f5d" fo:background-color="transparent"/>
    </style:style>
    <style:style style:name="P23" style:family="paragraph" style:parent-style-name="Table_20_Contents">
      <style:text-properties officeooo:rsid="002d2f5d" officeooo:paragraph-rsid="002d2f5d" fo:background-color="#66ffff"/>
    </style:style>
    <style:style style:name="P24" style:family="paragraph" style:parent-style-name="Standard">
      <style:text-properties fo:font-style="italic" officeooo:rsid="0028fa9c" officeooo:paragraph-rsid="002798d7" fo:background-color="transparent" style:font-style-asian="italic" style:font-style-complex="italic"/>
    </style:style>
    <style:style style:name="P25" style:family="paragraph" style:parent-style-name="Standard">
      <style:text-properties fo:font-style="italic" officeooo:rsid="002a7875" officeooo:paragraph-rsid="002a7875" fo:background-color="transparent" style:font-style-asian="italic" style:font-style-complex="italic"/>
    </style:style>
    <style:style style:name="P26" style:family="paragraph" style:parent-style-name="Standard">
      <style:text-properties fo:font-weight="normal" officeooo:rsid="002c11ac" officeooo:paragraph-rsid="002c11ac" fo:background-color="#ff33ff" style:font-weight-asian="normal" style:font-weight-complex="normal"/>
    </style:style>
    <style:style style:name="P27" style:family="paragraph" style:parent-style-name="Standard">
      <style:text-properties fo:font-weight="normal" officeooo:rsid="002c11ac" officeooo:paragraph-rsid="002d2f5d" fo:background-color="#ff33ff" style:font-weight-asian="normal" style:font-weight-complex="normal"/>
    </style:style>
    <style:style style:name="P28" style:family="paragraph" style:parent-style-name="Standard">
      <style:text-properties officeooo:rsid="0032d807" officeooo:paragraph-rsid="0032d807" fo:background-color="transparent"/>
    </style:style>
    <style:style style:name="P29" style:family="paragraph" style:parent-style-name="Standard">
      <style:text-properties fo:font-weight="bold" officeooo:rsid="0030e884" officeooo:paragraph-rsid="0030e884" fo:background-color="transparent" style:font-weight-asian="bold" style:font-weight-complex="bold"/>
    </style:style>
    <style:style style:name="T1" style:family="text">
      <style:text-properties fo:background-color="#ccff00" loext:char-shading-value="0"/>
    </style:style>
    <style:style style:name="T2" style:family="text">
      <style:text-properties officeooo:rsid="002c11ac" fo:background-color="#cc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#66ffff" loext:char-shading-value="0"/>
    </style:style>
    <style:style style:name="T5" style:family="text">
      <style:text-properties officeooo:rsid="00259a88"/>
    </style:style>
    <style:style style:name="T6" style:family="text">
      <style:text-properties fo:background-color="#fff200" loext:char-shading-value="0"/>
    </style:style>
    <style:style style:name="T7" style:family="text">
      <style:text-properties officeooo:rsid="00259a88" fo:background-color="#fff200" loext:char-shading-value="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8fa9c" style:font-style-asian="italic" style:font-style-complex="italic"/>
    </style:style>
    <style:style style:name="T10" style:family="text">
      <style:text-properties fo:background-color="#ff3333" loext:char-shading-value="0"/>
    </style:style>
    <style:style style:name="T11" style:family="text">
      <style:text-properties officeooo:rsid="002c11ac" fo:background-color="#ff3333" loext:char-shading-value="0"/>
    </style:style>
    <style:style style:name="T12" style:family="text">
      <style:text-properties officeooo:rsid="002c11ac"/>
    </style:style>
    <style:style style:name="T13" style:family="text">
      <style:text-properties fo:background-color="#ff33ff" loext:char-shading-value="0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3077bd"/>
    </style:style>
    <style:style style:name="T16" style:family="text">
      <style:text-properties fo:background-color="#0000ff" loext:char-shading-value="0"/>
    </style:style>
    <style:style style:name="T17" style:family="text">
      <style:text-properties officeooo:rsid="002fa991"/>
    </style:style>
    <style:style style:name="T18" style:family="text">
      <style:text-properties officeooo:rsid="003077bd"/>
    </style:style>
    <style:style style:name="T19" style:family="text">
      <style:text-properties officeooo:rsid="003187b0"/>
    </style:style>
    <style:style style:name="T20" style:family="text">
      <style:text-properties officeooo:rsid="0032d807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32d80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Ponavljanje: dodavanje elementa u stablo</text:p>
      <text:p text:style-name="P28"/>
      <text:p text:style-name="P3">6, 2, 9, <text:span text:style-name="T6">6</text:span></text:p>
      <text:p text:style-name="P1"/>
      <text:p text:style-name="P3">&lt;= u fji dodaj_u_stablo</text:p>
      <text:p text:style-name="P1"/>
      <text:p text:style-name="P1"><text:s text:c="5"/><text:span text:style-name="T5">6</text:span></text:p>
      <text:p text:style-name="P1"><text:s text:c="2"/>/ <text:s text:c="3"/><text:span text:style-name="T5">\</text:span></text:p>
      <text:p text:style-name="P3">2 <text:s text:c="5"/>9</text:p>
      <text:p text:style-name="P3"><text:s text:c="2"/>\</text:p>
      <text:p text:style-name="P3"><text:s text:c="3"/><text:span text:style-name="T6">6</text:span></text:p>
      <text:p text:style-name="P3"/>
      <text:p text:style-name="P3">ako stoji &lt;</text:p>
      <text:p text:style-name="P3"/>
      <text:p text:style-name="P10"><text:s text:c="5"/><text:span text:style-name="T5">6</text:span></text:p>
      <text:p text:style-name="P2"><text:s text:c="2"/>/ <text:s text:c="3"/><text:span text:style-name="T5">\</text:span></text:p>
      <text:p text:style-name="P9"><text:span text:style-name="T10">2 </text:span><text:s text:c="5"/><text:span text:style-name="T10">9</text:span></text:p>
      <text:p text:style-name="P3"/>
      <text:p text:style-name="P3"><text:span text:style-name="T20">Ak</text:span>o zelite da cuvate informacije o ponovljenim elementima</text:p>
      <text:p text:style-name="P4"><text:span text:style-name="T22">D</text:span><text:span text:style-name="T21">omaci:</text:span> implementirajte resenje ovog problema</text:p>
      <text:p text:style-name="P4"/>
      <text:p text:style-name="P3"/>
      <text:p text:style-name="P2"><text:s text:c="3"/><text:span text:style-name="T5">6,</text:span><text:span text:style-name="T7">2</text:span></text:p>
      <text:p text:style-name="P2"><text:s text:c="2"/>/ <text:s text:c="3"/><text:span text:style-name="T5">\</text:span></text:p>
      <text:p text:style-name="P3">2,1 <text:s text:c="4"/>9,1</text:p>
      <text:p text:style-name="P3"/>
      <text:p text:style-name="P5">int el;</text:p>
      <text:p text:style-name="P8">int broj_pojavljivanja;</text:p>
      <text:p text:style-name="P8"/>
      <text:p text:style-name="P3"/>
      <text:p text:style-name="P3">-------------------</text:p>
      <text:p text:style-name="P3">2, 6, 9</text:p>
      <text:p text:style-name="P3"/>
      <text:p text:style-name="P3">2 </text:p>
      <text:p text:style-name="P3"><text:s text:c="2"/>\</text:p>
      <text:p text:style-name="P3"><text:s text:c="3"/>6</text:p>
      <text:p text:style-name="P3"><text:s text:c="5"/>\ </text:p>
      <text:p text:style-name="P3"><text:s text:c="6"/>9 </text:p>
      <text:p text:style-name="P3"/>
      <text:p text:style-name="P11"><text:span text:style-name="T20">O</text:span>bilasci u dubinu:</text:p>
      <text:p text:style-name="P12"/>
      <text:p text:style-name="P6">prefiksan obilazak – pretraga i <text:span text:style-name="T8">ubacivanje</text:span></text:p>
      <text:p text:style-name="P6">infiksan obilazak – ispisivanje elemenata stabla</text:p>
      <text:p text:style-name="P6">postfiksan obilazak – <text:span text:style-name="T9">oslobadjanje</text:span></text:p>
      <text:p text:style-name="P24"/>
      <text:p text:style-name="P7"><text:span text:style-name="T9">a</text:span><text:span text:style-name="T8">ko je koren neprazan:</text:span></text:p>
      <text:p text:style-name="P25">{</text:p>
      <text:p text:style-name="P7"><text:span text:style-name="T9">o</text:span><text:span text:style-name="T8">slobodi(levo)</text:span></text:p>
      <text:p text:style-name="P25">oslobodi(desno)</text:p>
      <text:p text:style-name="P25">oslobodi(koren)</text:p>
      <text:p text:style-name="P7">}</text:p>
      <text:p text:style-name="P11"/>
      <text:p text:style-name="P11"><text:soft-page-break/><text:span text:style-name="T20">O</text:span>bilazak u sirinu</text:p>
      <text:p text:style-name="P11"/>
      <text:p text:style-name="P13"><text:span text:style-name="T12">N1:</text:span> <text:s text:c="10"/><text:span text:style-name="T2">10</text:span></text:p>
      <text:p text:style-name="P13"><text:s text:c="14"/><text:span text:style-name="T10">/ <text:s text:c="7"/></text:span><text:span text:style-name="T11">\</text:span></text:p>
      <text:p text:style-name="P14">N2: <text:s text:c="6"/><text:span text:style-name="T4">6 <text:s text:c="9"/>13</text:span></text:p>
      <text:p text:style-name="P14"><text:s text:c="12"/>/ <text:s/>\ <text:s text:c="8"/>/ <text:s/>\</text:p>
      <text:p text:style-name="P14">N3: <text:s text:c="3"/><text:span text:style-name="T13">2 <text:s text:c="3"/>7 <text:s text:c="3"/>11 18</text:span></text:p>
      <text:p text:style-name="P14"/>
      <text:p text:style-name="P14">zelimo: <text:span text:style-name="T1">10</text:span> | <text:span text:style-name="T4">6, 13 </text:span>| <text:span text:style-name="T13">2, 7, 11, 18</text:span></text:p>
      <text:p text:style-name="P26"/>
      <text:p text:style-name="P20">priprema:</text:p>
      <text:p text:style-name="P16">(0) ne koristimo niz, vec listu - <text:span text:style-name="T18">RED</text:span></text:p>
      <text:p text:style-name="P16">(1) koren ubacujemo u listu-<text:span text:style-name="T18">RED</text:span> (pokazivac)</text:p>
      <text:p text:style-name="P20">petlja <text:span text:style-name="T17">(dok ima elemenata u listi-REDU)</text:span>:</text:p>
      <text:p text:style-name="P16">(2) levog i desnog potomka <text:span text:style-name="T14">prvog elementa liste-</text:span><text:span text:style-name="T15">REDA</text:span> ubaci u listu-<text:span text:style-name="T18">RED</text:span></text:p>
      <text:p text:style-name="P16">(3) ispisi vrednost prvog elementa liste-<text:span text:style-name="T18">REDA</text:span> <text:s text:c="25"/>-----→<text:span text:style-name="T16"> ISPIS: 10, 6, 13, 2, 7, 11, 18</text:span></text:p>
      <text:p text:style-name="P16">(4) obrisi prvi element lis<text:span text:style-name="T18">te-REDA</text:span></text:p>
      <text:p text:style-name="P16"/>
      <text:p text:style-name="P16"/>
      <text:p text:style-name="P26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21">10 <text:span text:style-name="T3">– ne broj</text:span></text:p>
            <text:p text:style-name="P22">vec pokazivac</text:p>
          </table:table-cell>
          <table:table-cell table:style-name="Table1.A1" office:value-type="string">
            <text:p text:style-name="P23">6</text:p>
          </table:table-cell>
          <table:table-cell table:style-name="Table1.A1" office:value-type="string">
            <text:p text:style-name="P23">13</text:p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3">6</text:p>
          </table:table-cell>
          <table:table-cell table:style-name="Table1.A2" office:value-type="string">
            <text:p text:style-name="P23">13</text:p>
          </table:table-cell>
          <table:table-cell table:style-name="Table1.A2" office:value-type="string">
            <text:p text:style-name="P15"><text:s/><text:span text:style-name="T13">2</text:span></text:p>
          </table:table-cell>
          <table:table-cell table:style-name="Table1.A2" office:value-type="string">
            <text:p text:style-name="P27">7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>13</text:p>
          </table:table-cell>
          <table:table-cell table:style-name="Table1.A2" office:value-type="string">
            <text:p text:style-name="P15"><text:s/><text:span text:style-name="T13">2</text:span></text:p>
          </table:table-cell>
          <table:table-cell table:style-name="Table1.A2" office:value-type="string">
            <text:p text:style-name="P27">7</text:p>
          </table:table-cell>
          <table:table-cell table:style-name="Table1.A2" office:value-type="string">
            <text:p text:style-name="P27">11</text:p>
          </table:table-cell>
          <table:table-cell table:style-name="Table1.G2" office:value-type="string">
            <text:p text:style-name="P27">18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5"><text:s/><text:span text:style-name="T13">2</text:span></text:p>
          </table:table-cell>
          <table:table-cell table:style-name="Table1.A2" office:value-type="string">
            <text:p text:style-name="P27">7</text:p>
          </table:table-cell>
          <table:table-cell table:style-name="Table1.A2" office:value-type="string">
            <text:p text:style-name="P27">11</text:p>
          </table:table-cell>
          <table:table-cell table:style-name="Table1.G2" office:value-type="string">
            <text:p text:style-name="P27">18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7">7</text:p>
          </table:table-cell>
          <table:table-cell table:style-name="Table1.A2" office:value-type="string">
            <text:p text:style-name="P27">11</text:p>
          </table:table-cell>
          <table:table-cell table:style-name="Table1.G2" office:value-type="string">
            <text:p text:style-name="P27">18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7">11</text:p>
          </table:table-cell>
          <table:table-cell table:style-name="Table1.G2" office:value-type="string">
            <text:p text:style-name="P27">18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G2" office:value-type="string">
            <text:p text:style-name="P27">18</text:p>
          </table:table-cell>
        </table:table-row>
        <table:table-row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3"/>
          </table:table-cell>
          <table:table-cell table:style-name="Table1.A8" office:value-type="string">
            <text:p text:style-name="P23"/>
          </table:table-cell>
          <table:table-cell table:style-name="Table1.A8" office:value-type="string">
            <text:p text:style-name="P15"/>
          </table:table-cell>
          <table:table-cell table:style-name="Table1.A8" office:value-type="string">
            <text:p text:style-name="P15"/>
          </table:table-cell>
          <table:table-cell table:style-name="Table1.A8" office:value-type="string">
            <text:p text:style-name="P15"/>
          </table:table-cell>
          <table:table-cell table:style-name="Table1.G8" office:value-type="string">
            <text:p text:style-name="P17">NULL</text:p>
          </table:table-cell>
        </table:table-row>
      </table:table>
      <text:p text:style-name="P26"/>
      <text:p text:style-name="P18">Operacije nad listom:</text:p>
      <text:p text:style-name="P18">- dodavanje elemenata u listu --- NA KRAJ</text:p>
      <text:p text:style-name="P18">- brisanje elemenata iz liste --- SA POCETKA</text:p>
      <text:p text:style-name="P18">- ZNACI TREBA NAM RED!!!</text:p>
      <text:p text:style-name="P18"/>
      <text:p text:style-name="P29"><text:span text:style-name="T20">D</text:span>omaci:</text:p>
      <text:p text:style-name="P19">- implementacija ovog problema</text:p>
      <text:p text:style-name="P19">- brojanje reci sa stand.ulaza</text:p>
      <text:p text:style-name="P19">- broj.reci iz datoteke</text:p>
      <text:p text:style-name="P19">- provera da li je html datoteka dobro formatirana <text:span text:style-name="T19">(uparene otvorene i zatvorene)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9T10:40:57.461795545</meta:creation-date>
    <dc:date>2022-05-06T11:40:45.710200074</dc:date>
    <meta:editing-duration>PT12H41M42S</meta:editing-duration>
    <meta:editing-cycles>13</meta:editing-cycles>
    <meta:generator>LibreOffice/6.0.7.3$Linux_X86_64 LibreOffice_project/00m0$Build-3</meta:generator>
    <meta:document-statistic meta:table-count="1" meta:image-count="0" meta:object-count="0" meta:page-count="2" meta:paragraph-count="83" meta:word-count="244" meta:character-count="1423" meta:non-whitespace-character-count="1088"/>
  </office:meta>
</office:document-meta>
</file>